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25_2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25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For Behar &amp; Bechukotay/</text:p>
      <text:p text:style-name="P6">"Unless Thy Law had been my delight<text:span text:style-name="T2">s</text:span><text:span text:style-name="T4">, I should then have/ perished in my affliction. <text:s/>I will never forget Thy precepts,/ for, with them Thou has quickened me." <text:s/>Thus did Thy/ inspired Psalmist, O everlasting Legislator! speak in his devotion-/-al outpourings, and so I exclaim before Thee, in my lowness./ <text:s/>Often have I looked for a soul-sustaining knowledge in man's/ conceptions, but I discovered that the truths they impart, are only/ a reflection of the verities enunciated at Sinai. <text:s/>For, as the/ lesser orbs borrow their light from the sun, so do human minds/ send forth luminous thoughts, as they approach the lucid stream/ of Thy revelation. <text:s/>Would that communities as well as/ individuals were irradiated by that ever-shining light./ <text:s/>Oh! that Thy word O Lord suggestive of healthful and comforting/ ideas to man, became the guide of nations. <text:s/>For then </text:span><text:span text:style-name="T2">many</text:span><text:span text:style-name="T4">/ grievous evils by reason of which society now groans, would cease/ to exist. <text:s/>Like in ancient Israel, at the Jubilee, an/ era would be proclaimed throughout the world, when the inborn/ rights of all beings formed in Thy image, would be recognized and/ granted. <text:s/>For, Thou who art "the God of the spirit of all/ flesh" gavest Thy intelligent creatures the sovereignty of the earth,/</text:span></text:p>
      <text:p text:style-name="P6"><text:span text:style-name="T4"/></text:p>
      <text:p text:style-name="P6"><text:span text:style-name="T4">[Page 2]</text:span></text:p>
      <text:p text:style-name="P6"><text:span text:style-name="T4">not that they might overreach each other, not that/ the few might lord over the many, but that all should unite in/ affecting the </text:span><text:span text:style-name="T2">wise</text:span><text:span text:style-name="T4"> beneficent object of their creation, that is, their/ happiness here and hereafter. <text:s/>To that end, Thou didst/ enact those </text:span><text:span text:style-name="T2">beneficent</text:span><text:span text:style-name="T4"> wise provisions, with which teem the </text:span><text:soft-page-break/><text:span text:style-name="T4">Scriptural/ sections designated for this Sabbath. <text:s/>While by the/ Sabbatical year, rural economy was promoted, Thou wouldst foster/ thereby a sentiment of universal brotherhood, for, the servant/ like his master, the stranger in proportionate shares with the/ native, claimed participation of its spontaneous produce./ <text:s/>Thou wouldst also supply by it the needy with food, and/ </text:span><text:span text:style-name="T2">give</text:span><text:span text:style-name="T4"> afford him some respite, whom adversity had consigned into/ the power of exacting creditors. <text:s/>That period of rest, detach-/-ing the mind of the laborer from the soil, raised it towards/ Thee, by whose loving kindness the fields are made to smile/ with verdure, and the meadows to grow rich with pasture./ <text:s/>For Thou openest Thy goodly treasure, the heavens, to give rain/ in its due season, and vain will prove all human endeavours,/ if Thy blessing, O Supreme Ruler! descends not thereupon./ <text:s/>But Thou </text:span><text:span text:style-name="T5">hast</text:span><text:span text:style-name="T6"> pronounced to let it rest upon those who act/ charitably with their fellow-mortals. <text:s/>Thou hast/ declared through the purified lips of the son of Amoz,/</text:span></text:p>
      <text:p text:style-name="P6"><text:span text:style-name="T6"/></text:p>
      <text:p text:style-name="P6"><text:span text:style-name="T6">[Page 3]</text:span></text:p>
      <text:p text:style-name="P6"><text:span text:style-name="T6">that the soul which feels pleasure to see distress relieved,/ shall delight in joys heavenly and perennial. <text:s/>But Thou O God!/ who hast framed our being, knowest also how the lower instincts of our nature struggle/ at times for the supremacy. <text:s/>To restrain them, Thou didst represent/ our stay upon earth, as that of strangers and sojourners, ready at/ Thy call to set off for our long home. <text:s/>To curb </text:span><text:span text:style-name="T3">sa</text:span><text:span text:style-name="T6"> covetousness, and/ plead the cause of the indigent among Thy children, Thou didst/ denounce usurious dealings as a heinous crime. <text:s/>To save from bondage/ the unfortunate, who might have surrendered his freedom, to/ avert destitution, Thou didst bid his relatives hasten to his/ deliverance. <text:s/>And </text:span><text:span text:style-name="T5">all</text:span><text:span text:style-name="T6"> the statutes comprised in the two/ concluding sections of the book of Leviticus, aim to inculcate/ a love for justice, mercy and humility. <text:s/>"They are more/ precious than gold, and much fine gold." <text:s/>Happy/ they who value them as such; happy the government, that/ inscribes them on its banner. <text:s/>for, upon the fulfilment[sic!] of/ those ordinances, national success and national peace mainly depend./ <text:s/>As it is written concerning Israel "If ye shall walk in my statutes,/ and keep my commandments, then shall you eat bread to/ the full, and dwell safely on your land. <text:s/>Ye shall lie down,/ with none to make you afraid. <text:s/>I will turn myself towards you,/ and make you fruitful, and multiply you, and establish my/</text:span></text:p>
      <text:p text:style-name="P6"><text:span text:style-name="T6"/></text:p>
      <text:p text:style-name="P6"><text:span text:style-name="T6">[Page 4]</text:span></text:p>
      <text:p text:style-name="P6"><text:span text:style-name="T6">covenant with you." <text:s/>Everlasting Lord! <text:s/>It has been Thy/ will to devote the checkered life of our people as an/ illustration of that truth, for so long as we clung to/ Thy word, the country of our heritage, enjoyed the/ fruition of Thy bounties, but no sooner we swerved from/ its directions, than prosperity fled apace, [?] wars/ arose, and our prolonged exile followed. <text:s/>Grant, O/ Father of all mankind! that our suffering because of sin,/ may be the healing of the communities among whom we/ dwell. <text:s/>That they may learn to avoid reverses, by rallying/ round the standard of righteousness. <text:s/>Grant that the spread/ of social virtues everywhere may speed</text:span><text:span text:style-name="T3">y</text:span><text:span text:style-name="T6"> the coming of the/ halcyon days, when tyranny shall cease, cruelty shall be heard/ of no more; when the ferocious, allegorized by the wolf, and/ the meek of which the lamb is the symbol, shall lie down/ together, when the lyon typical of him who rules, and the ox/ of him that serves, shall be upon a level, when by our hearts shall not be wrong the cry of the/ oppressed </text:span><text:span text:style-name="T3">shall not sadden our hearts</text:span><text:span text:style-name="T6">, and the tears of the/ afflicted shall be wiped from all eyes. <text:s/>May/ this be Thy divine resolve, and we merit to witness its early accomplishment./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29T14:11:35.61</meta:creation-date>
    <meta:document-statistic meta:table-count="0" meta:image-count="0" meta:object-count="0" meta:page-count="3" meta:paragraph-count="69" meta:word-count="1040" meta:character-count="6480"/>
    <dc:date>2012-05-29T14:44:41.26</dc:date>
    <dc:creator>Penn Libraries</dc:creator>
    <meta:editing-duration>PT00H00M07S</meta:editing-duration>
    <meta:editing-cycles>1</meta:editing-cycles>
    <meta:generator>OpenOffice.org/3.2$Win32 OpenOffice.org_project/320m12$Build-9483</meta:generator>
  </office:meta>
</office:document-meta>
</file>